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5"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list-style-name="">
      <style:paragraph-properties fo:margin-left="0in" fo:margin-right="0in" fo:margin-top="0in" fo:margin-bottom="0in" fo:line-height="100%" fo:text-indent="0in" style:auto-text-indent="false"/>
      <style:text-properties fo:font-size="10.5pt" style:font-size-asian="10.5pt" style:font-size-complex="10.5pt"/>
    </style:style>
    <style:style style:name="P9"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10"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11"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font-weight="normal" style:font-size-asian="10.5pt" style:font-weight-asian="normal" style:font-size-complex="10.5pt" style:font-weight-complex="normal"/>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style:font-name="Georgia"/>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style:font-name-complex="Times New Roman1"/>
    </style:style>
    <style:style style:name="T6" style:family="text">
      <style:text-properties style:font-name="Georgia" fo:font-weight="bold" style:font-weight-asian="bold" style:font-name-complex="Times New Roman1" style:font-weight-complex="bold"/>
    </style:style>
    <style:style style:name="T7" style:family="text">
      <style:text-properties style:font-name="Georgia" fo:font-weight="bold" style:font-weight-asian="bold" style:font-weight-complex="bold"/>
    </style:style>
    <style:style style:name="T8" style:family="text">
      <style:text-properties fo:language="none" fo:country="none" style:font-name-asian="Georgia" style:language-asian="none" style:country-asian="none" style:font-name-complex="Georgia" style:language-complex="none" style:country-complex="none"/>
    </style:style>
    <style:style style:name="T9"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0" style:family="text">
      <style:text-properties fo:color="#000000"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11" style:family="text">
      <style:text-properties fo:color="#000000" style:font-name="Georgia"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12" style:family="text">
      <style:text-properties fo:color="#000000"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3" style:family="text">
      <style:text-properties fo:font-style="italic" style:font-style-asian="italic" style:font-style-complex="italic"/>
    </style:style>
    <style:style style:name="T14" style:family="text">
      <style:text-properties style:text-underline-style="solid" style:text-underline-width="auto" style:text-underline-color="font-color"/>
    </style:style>
    <style:style style:name="T15" style:family="text">
      <style:text-properties style:text-position="super 58%" fo:language="none" fo:country="none" style:font-name-asian="Georgia" style:language-asian="none" style:country-asian="none" style:font-name-complex="Georgia" style:language-complex="none" style:country-complex="none"/>
    </style:style>
    <style:style style:name="T16" style:family="text">
      <style:text-properties fo:language="en" fo:country="US"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n't Quit!</text:p>
      <text:p text:style-name="P1"><text:span text:style-name="T1">Read:</text:span><text:span text:style-name="T2"> Matthew 24:3-13</text:span></text:p>
      <text:p text:style-name="P2"/>
      <text:p text:style-name="P3"><text:span text:style-name="T1">Text:</text:span><text:span text:style-name="T2"> </text:span><text:span text:style-name="T10">Matthew 24:13 “But he that shall endure unto the end, the same shall be saved.”</text:span></text:p>
      <text:p text:style-name="P4"/>
      <text:h text:style-name="P3" text:outline-level="3"><text:span text:style-name="T1">Introduction:</text:span><text:span text:style-name="T2"> <text:s/>Have you ever watched a movie where some martial arts guy or girl is attacked by a group of assailants who are unaware of their skill. It only takes several minutes for the person to defeat the whole crowd. It seems unbelievable but it really does happen from time to time. I found some examples in the scripture. Ordinary men who did some extraordinary things. Read II Samuel 23:8-12 &amp; 18-21; and Judges 3:31.</text:span></text:h>
      <text:h text:style-name="P7" text:outline-level="3"><text:span text:style-name="T2"/></text:h>
      <text:h text:style-name="P8" text:outline-level="3"><text:span text:style-name="T5"><text:s text:c="2"/>We just read about: </text:span><text:span text:style-name="T6">Adino</text:span><text:span text:style-name="T5">: He faced an army of 800 and slew all of them with a spear. </text:span><text:span text:style-name="T12">Eleazar</text:span><text:span text:style-name="T11">: He slew so many Philistines that his sword hand was unable to open up; it was connected to the sword. </text:span><text:span text:style-name="T7">Shammah</text:span><text:span text:style-name="T3">: Defeated an entire army in a bean field. </text:span><text:span text:style-name="T12">Abishai</text:span><text:span text:style-name="T11">: Slew 300 soldiers with his spear. </text:span><text:span text:style-name="T12">Benaiah</text:span><text:span text:style-name="T11">: Slew two “lion like” men as well as a lion in a pit in wintertime. Also he slew a huge Egyptian <text:s/>warrior with his own spear. &amp; </text:span><text:span text:style-name="T12">Shamgar</text:span><text:span text:style-name="T11">: Slew 600 soldiers with an ox goad.</text:span></text:h>
      <text:p text:style-name="P11"/>
      <text:p text:style-name="P11"><text:s text:c="2"/><text:span text:style-name="T14">Do you think that these men entered into their conflicts with the assurance that they would survive</text:span>? <text:span text:style-name="T13">Do you think that they had some super secret skill that they knew would enable them to overcome over-whelming odds</text:span>? <text:span text:style-name="T14">Is it possible that each of them had experienced some prophetic word from the Lord that they would be victorious</text:span>? <text:span text:style-name="T13">Were these men just the typical soldiers of their day so these weren't uncommon outcomes</text:span>? I don't believe that these battles would have made it into the script of scriptures if they were ordinary. The thing that makes an event worthy of posterity is that it is not in the realm of the normal.</text:p>
      <text:p text:style-name="P11"/>
      <text:p text:style-name="P11"><text:s text:c="2"/>Marcus Luttrell was part of a six man SEAL Team who went into the mountains of Afghanistan on a mission to capture or kill one man. The mission was a failure with only Marcus surviving. The Afghan soldiers killed the other 5 Navy Seals. The six Navy Seals were responsible for the death of over 450 enemy soldiers. You could say that this is a modern day similitude of what we read in the scriptures.</text:p>
      <text:p text:style-name="P11"/>
      <text:p text:style-name="P11"><text:s text:c="2"/>Does your family ever play board games? <text:s/>Ours does. One game we play is Rummycube. It is a game where one cannot start unless they have at least 30 points to lay out. It is not uncommon for one or two players to make draw after draw without finding the right combination to lay out and start. Once a person has laid out 30 points they may continue their turn playing on any other tiles already laid out. It is easy to get discouraged after drawing tile after tile that doesn't fit with the ones already drawn. If one plays it right though they may win the game at the very last minute by laying out and playing all their tiles in one turn.</text:p>
      <text:p text:style-name="P11"/>
      <text:p text:style-name="P11">What do you think the message is here? I started reading from Matthew; about the end times. I am sure that as I read the scripture you recognized many events that are occurring today. This is something that we have dealt with lately anyway so why are we going here again?</text:p>
      <text:p text:style-name="P11"><text:s text:c="2"/></text:p>
      <text:p text:style-name="P11"><text:s text:c="2"/>I listened to a sermon a couple of weeks ago that caused me to look through the scriptures with similar types of events. </text:p>
      <text:p text:style-name="P11"><text:s text:c="2"/>One more that I heard about is found in Acts <text:span text:style-name="T8">1:26 And they gave forth their lots; and the lot fell upon Matthias; and he was numbered with the eleven apostles. Now what do we know about this man: “Matthias?” Did he perform any miracles? Did he preach any sermons? Did he write any books? We really know nothing but the fact that he won the lottery to replace Judas. Does it occur to you to ask: “How did his name even get on the list?” There is no record of any significant accomplishment in his life yet he left such an impression on the disciples that his name was included</text:span></text:p>
      <text:p text:style-name="P11"><text:span text:style-name="T8">on the short list and he was selected. In the book of Revelation (the 21</text:span><text:span text:style-name="T15">st</text:span><text:span text:style-name="T8"> chapter) we find that his name will be on one of heavens 12 foundations.</text:span></text:p>
      <text:p text:style-name="P10"><text:span text:style-name="T4"/></text:p>
      <text:p text:style-name="P9"><text:span text:style-name="T9">Conclude:</text:span><text:span text:style-name="T8"> What is the one </text:span><text:span text:style-name="T16">character trait that we can easily see in each and every example that we have presented today?</text:span><text:span text:style-name="T8"> What is similar with Adino, Eleazar, Shammah, Abishai, Benaiah, Shamgar, Marcus Luttrell, and Matthias?</text:span></text:p>
      <text:p text:style-name="P9"><text:span text:style-name="T8"><text:s text:c="2"/>The one thing that we can see in each and every case is that fact that they </text:span><text:span text:style-name="T9">did not quit!</text:span><text:span text:style-name="T8"> I t is the end time. The world is getting harder and harder to deal with. Christians are being marginalized and </text:span><text:span text:style-name="T16">brutalized.</text:span><text:span text:style-name="T8"> Your life is not becoming any easier. It is continually getting harder and harder to live above the world. It is harder and harder to keep your testimony. The other churches are compromising while we try to stand strong. Let's be like the individuals we have studied this morning. Let us make a commitment this morning. </text:span></text:p>
      <text:p text:style-name="P9"><text:span text:style-name="T8"><text:s text:c="2"/>Stand with me this morning if you have chosen to stand strong. Stand with me and affirm: I WON'T QUIT!</text:span></text:p>
      <text:p text:style-name="P9"><text:span text:style-name="T4"/></text:p>
      <text:p text:style-name="P9"><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20-01-28T12:09:07.96</dc:date>
    <meta:editing-duration>P2DT22H23M54S</meta:editing-duration>
    <meta:generator>OpenOffice/4.1.3$Win32 OpenOffice.org_project/413m1$Build-9783</meta:generator>
    <meta:document-statistic meta:table-count="0" meta:image-count="0" meta:object-count="0" meta:page-count="1" meta:paragraph-count="16" meta:word-count="866" meta:character-count="46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